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0000000B3D35957970A0586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8335in" svg:height="1.8646in" draw:z-index="0"><draw:image xlink:href="Pictures/10000201000001D0000000B3D35957970A05869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07:22:56.972009968</meta:creation-date>
    <dc:date>2021-01-19T07:23:42.665945498</dc:date>
    <meta:editing-duration>PT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